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2pt" style:font-size-asian="12pt" style:font-size-complex="12pt"/>
    </style:style>
    <style:style style:name="ce2" style:family="table-cell" style:parent-style-name="Default">
      <style:text-properties style:font-name="DejaVu Sans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DejaVu Sans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font-name="DejaVu Sans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DejaVu Sans"/>
    </style:style>
    <style:style style:name="ce7" style:family="table-cell" style:parent-style-name="Default" style:data-style-name="N11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Priori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 table:number-columns-spanned="3" table:number-rows-spanned="1">
            <text:p>PerformaFSMce TODO List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tatus</text:p>
          </table:table-cell>
          <table:table-cell table:number-columns-repeated="102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Dashboard rout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d Auth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nfigure email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dd Organization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d Division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d Branche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d Department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dd Team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dd User Role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d Work Order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dd Inventory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dd Technician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Add Dashboard Items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dd Reporting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es" table:style-name="ta1">
        <table:table-column table:style-name="co4" table:number-columns-repeated="1024" table:default-cell-style-name="ce2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t started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ning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percentage" office:value="0.5" calcext:value-type="percentage">
            <text:p>50.00%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pleted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rified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1:07:34.148553170</meta:creation-date>
    <dc:date>2019-12-19T11:15:33.520350028</dc:date>
    <meta:editing-duration>PT7M57S</meta:editing-duration>
    <meta:editing-cycles>7</meta:editing-cycles>
    <meta:generator>LibreOffice/6.0.7.3$Linux_X86_64 LibreOffice_project/00m0$Build-3</meta:generator>
    <meta:document-statistic meta:table-count="2" meta:cell-count="60" meta:object-count="0"/>
  </office:meta>
</office:document-meta>
</file>